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1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18.1727017583746">
            <text:p>18.1727017584</text:p>
          </table:table-cell>
          <table:table-cell office:value-type="float" office:value="0.125439018494085">
            <text:p>0.1254390185</text:p>
          </table:table-cell>
          <table:table-cell office:value-type="float" office:value="22.3604674204755">
            <text:p>22.3604674205</text:p>
          </table:table-cell>
          <table:table-cell office:value-type="float" office:value="0.230906044752511">
            <text:p>0.2309060448</text:p>
          </table:table-cell>
        </table:table-row>
        <table:table-row table:style-name="ro1">
          <table:table-cell office:value-type="float" office:value="11.3079331443739">
            <text:p>11.3079331444</text:p>
          </table:table-cell>
          <table:table-cell office:value-type="float" office:value="0.0664596195538007">
            <text:p>0.0664596196</text:p>
          </table:table-cell>
          <table:table-cell office:value-type="float" office:value="18.472852706689">
            <text:p>18.4728527067</text:p>
          </table:table-cell>
          <table:table-cell office:value-type="float" office:value="0.200620775814892">
            <text:p>0.2006207758</text:p>
          </table:table-cell>
        </table:table-row>
        <table:table-row table:style-name="ro1">
          <table:table-cell office:value-type="float" office:value="-0.0374922268473056">
            <text:p>-0.0374922268</text:p>
          </table:table-cell>
          <table:table-cell office:value-type="float" office:value="0.000418848033626968">
            <text:p>0.000418848</text:p>
          </table:table-cell>
          <table:table-cell office:value-type="float" office:value="4.32881051462031">
            <text:p>4.3288105146</text:p>
          </table:table-cell>
          <table:table-cell office:value-type="float" office:value="0.00226180205102631">
            <text:p>0.0022618021</text:p>
          </table:table-cell>
        </table:table-row>
        <table:table-row table:style-name="ro1">
          <table:table-cell office:value-type="float" office:value="-0.0227466224506545">
            <text:p>-0.0227466225</text:p>
          </table:table-cell>
          <table:table-cell office:value-type="float" office:value="0.000277444676051744">
            <text:p>0.0002774447</text:p>
          </table:table-cell>
          <table:table-cell office:value-type="float" office:value="4.3428267142474">
            <text:p>4.3428267142</text:p>
          </table:table-cell>
          <table:table-cell office:value-type="float" office:value="0.00151483055127124">
            <text:p>0.0015148306</text:p>
          </table:table-cell>
        </table:table-row>
        <table:table-row table:style-name="ro1">
          <table:table-cell office:value-type="float" office:value="4.49075840262276">
            <text:p>4.4907584026</text:p>
          </table:table-cell>
          <table:table-cell office:value-type="float" office:value="0.0133166692292602">
            <text:p>0.0133166692</text:p>
          </table:table-cell>
          <table:table-cell office:value-type="float" office:value="-159.533387511959">
            <text:p>-159.533387512</text:p>
          </table:table-cell>
          <table:table-cell office:value-type="float" office:value="0.119326749710809">
            <text:p>0.1193267497</text:p>
          </table:table-cell>
        </table:table-row>
        <table:table-row table:style-name="ro1">
          <table:table-cell office:value-type="float" office:value="6.52678147861207">
            <text:p>6.5267814786</text:p>
          </table:table-cell>
          <table:table-cell office:value-type="float" office:value="0.186607811180758">
            <text:p>0.1866078112</text:p>
          </table:table-cell>
          <table:table-cell office:value-type="float" office:value="-172.173757859853">
            <text:p>-172.1737578599</text:p>
          </table:table-cell>
          <table:table-cell office:value-type="float" office:value="1.68877037157279">
            <text:p>1.6887703716</text:p>
          </table:table-cell>
        </table:table-row>
        <table:table-row table:style-name="ro1">
          <table:table-cell office:value-type="float" office:value="0.0173999211364642">
            <text:p>0.0173999211</text:p>
          </table:table-cell>
          <table:table-cell office:value-type="float" office:value="0.000726892736432604">
            <text:p>0.0007268927</text:p>
          </table:table-cell>
          <table:table-cell office:value-type="float" office:value="4.5896456749063">
            <text:p>4.5896456749</text:p>
          </table:table-cell>
          <table:table-cell office:value-type="float" office:value="0.00927852704261346">
            <text:p>0.009278527</text:p>
          </table:table-cell>
        </table:table-row>
        <table:table-row table:style-name="ro1">
          <table:table-cell office:value-type="float" office:value="0.0524149302105732">
            <text:p>0.0524149302</text:p>
          </table:table-cell>
          <table:table-cell office:value-type="float" office:value="0.00141058800833533">
            <text:p>0.001410588</text:p>
          </table:table-cell>
          <table:table-cell office:value-type="float" office:value="4.43717761094052">
            <text:p>4.4371776109</text:p>
          </table:table-cell>
          <table:table-cell office:value-type="float" office:value="0.00914861286215569">
            <text:p>0.00914861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" meta:object-count="0"/>
    <meta:generator>LibreOffice/4.0.0.3$Windows_x86 LibreOffice_project/7545bee9c2a0782548772a21bc84a9dcc583b89</meta:generator>
  </office:meta>
</office:document-meta>
</file>